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color="#000000" officeooo:rsid="00091593" officeooo:paragraph-rsid="00091593"/>
    </style:style>
    <style:style style:name="P2" style:family="paragraph" style:parent-style-name="Standard">
      <style:text-properties fo:color="#000000" officeooo:rsid="000f88a4" officeooo:paragraph-rsid="000f88a4"/>
    </style:style>
    <style:style style:name="P3" style:family="paragraph" style:parent-style-name="Standard">
      <style:text-properties fo:color="#000000" officeooo:rsid="001029e0" officeooo:paragraph-rsid="001029e0"/>
    </style:style>
    <style:style style:name="P4" style:family="paragraph" style:parent-style-name="Standard">
      <style:text-properties fo:color="#000000" officeooo:rsid="000774c7" officeooo:paragraph-rsid="000774c7"/>
    </style:style>
    <style:style style:name="P5" style:family="paragraph" style:parent-style-name="Standard">
      <style:text-properties officeooo:paragraph-rsid="000f88a4"/>
    </style:style>
    <style:style style:name="P6" style:family="paragraph" style:parent-style-name="Text_20_body">
      <style:text-properties fo:color="#000000" officeooo:rsid="0011b260" officeooo:paragraph-rsid="0011b260"/>
    </style:style>
    <style:style style:name="P7" style:family="paragraph" style:parent-style-name="Text_20_body">
      <style:text-properties fo:color="#000000" officeooo:rsid="00123549" officeooo:paragraph-rsid="00123549"/>
    </style:style>
    <style:style style:name="P8" style:family="paragraph" style:parent-style-name="Text_20_body">
      <style:text-properties fo:color="#000000" officeooo:rsid="00123549" officeooo:paragraph-rsid="0019a5a4"/>
    </style:style>
    <style:style style:name="P9" style:family="paragraph" style:parent-style-name="Text_20_body">
      <style:paragraph-properties fo:margin-top="0in" fo:margin-bottom="0in" loext:contextual-spacing="false" fo:line-height="100%"/>
      <style:text-properties fo:color="#000000"/>
    </style:style>
    <style:style style:name="P10" style:family="paragraph" style:parent-style-name="Text_20_body">
      <style:paragraph-properties fo:margin-top="0in" fo:margin-bottom="0in" loext:contextual-spacing="false" fo:line-height="100%"/>
      <style:text-properties fo:color="#000000" officeooo:paragraph-rsid="0007ac9b"/>
    </style:style>
    <style:style style:name="P11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fo:color="#000000" officeooo:paragraph-rsid="000cee15"/>
    </style:style>
    <style:style style:name="P12" style:family="paragraph" style:parent-style-name="Text_20_body">
      <style:paragraph-properties fo:margin-top="0in" fo:margin-bottom="0in" loext:contextual-spacing="false" fo:line-height="100%"/>
      <style:text-properties fo:color="#000000" officeooo:paragraph-rsid="001afd75"/>
    </style:style>
    <style:style style:name="P13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fo:color="#000000" officeooo:rsid="000ebc4b" officeooo:paragraph-rsid="000cee15"/>
    </style:style>
    <style:style style:name="P14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fo:color="#000000" officeooo:rsid="000ebc4b" officeooo:paragraph-rsid="00110cf2"/>
    </style:style>
    <style:style style:name="P15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fo:color="#000000" officeooo:rsid="000ebc4b" officeooo:paragraph-rsid="000ebc4b"/>
    </style:style>
    <style:style style:name="P16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fo:color="#000000" officeooo:rsid="00110cf2" officeooo:paragraph-rsid="001afd75"/>
    </style:style>
    <style:style style:name="P17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fo:color="#000000" officeooo:rsid="00127358" officeooo:paragraph-rsid="00127358"/>
    </style:style>
    <style:style style:name="P18" style:family="paragraph" style:parent-style-name="Heading_20_4">
      <style:text-properties fo:color="#000000" officeooo:rsid="0011b260" officeooo:paragraph-rsid="0011b260"/>
    </style:style>
    <style:style style:name="P19" style:family="paragraph" style:parent-style-name="Heading_20_4">
      <style:text-properties fo:color="#000000" officeooo:rsid="0011b260" officeooo:paragraph-rsid="001837c9"/>
    </style:style>
    <style:style style:name="P20" style:family="paragraph" style:parent-style-name="Text_20_body" style:list-style-name="L7">
      <style:paragraph-properties fo:margin-top="0in" fo:margin-bottom="0in" loext:contextual-spacing="false"/>
      <style:text-properties fo:color="#000000"/>
    </style:style>
    <style:style style:name="P21" style:family="paragraph" style:parent-style-name="Heading_20_2">
      <style:text-properties fo:color="#000000"/>
    </style:style>
    <style:style style:name="P22" style:family="paragraph" style:parent-style-name="Heading_20_2">
      <style:text-properties fo:color="#000000" officeooo:rsid="0011b260" officeooo:paragraph-rsid="0011b260"/>
    </style:style>
    <style:style style:name="P23" style:family="paragraph" style:parent-style-name="Heading_20_3">
      <style:text-properties fo:color="#000000"/>
    </style:style>
    <style:style style:name="P24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07ac9b"/>
    </style:style>
    <style:style style:name="T2" style:family="text">
      <style:text-properties officeooo:rsid="00091593"/>
    </style:style>
    <style:style style:name="T3" style:family="text">
      <style:text-properties officeooo:rsid="000b0d77"/>
    </style:style>
    <style:style style:name="T4" style:family="text">
      <style:text-properties officeooo:rsid="001029e0"/>
    </style:style>
    <style:style style:name="T5" style:family="text">
      <style:text-properties officeooo:rsid="0010d16a"/>
    </style:style>
    <style:style style:name="T6" style:family="text">
      <style:text-properties officeooo:rsid="00110cf2"/>
    </style:style>
    <style:style style:name="T7" style:family="text">
      <style:text-properties officeooo:rsid="0011b260"/>
    </style:style>
    <style:style style:name="T8" style:family="text">
      <style:text-properties officeooo:rsid="00127358"/>
    </style:style>
    <style:style style:name="T9" style:family="text">
      <style:text-properties officeooo:rsid="0014296a"/>
    </style:style>
    <style:style style:name="T10" style:family="text">
      <style:text-properties officeooo:rsid="00145058"/>
    </style:style>
    <style:style style:name="T11" style:family="text">
      <style:text-properties fo:background-color="#ffff00" loext:char-shading-value="0"/>
    </style:style>
    <style:style style:name="T12" style:family="text">
      <style:text-properties officeooo:rsid="0014ea68" fo:background-color="#ffff00" loext:char-shading-value="0"/>
    </style:style>
    <style:style style:name="T13" style:family="text">
      <style:text-properties officeooo:rsid="0011b260" fo:background-color="#ffff00" loext:char-shading-value="0"/>
    </style:style>
    <style:style style:name="T14" style:family="text">
      <style:text-properties officeooo:rsid="0019a5a4" fo:background-color="#ffff00" loext:char-shading-value="0"/>
    </style:style>
    <style:style style:name="T15" style:family="text">
      <style:text-properties officeooo:rsid="001afd75" fo:background-color="#ffff00" loext:char-shading-value="0"/>
    </style:style>
    <style:style style:name="T16" style:family="text">
      <style:text-properties officeooo:rsid="000ebc4b" fo:background-color="#ffff00" loext:char-shading-value="0"/>
    </style:style>
    <style:style style:name="T17" style:family="text">
      <style:text-properties officeooo:rsid="001837c9"/>
    </style:style>
    <style:style style:name="T18" style:family="text">
      <style:text-properties fo:color="#ff3300" officeooo:rsid="0007ac9b" fo:background-color="#ffff00" loext:char-shading-value="0"/>
    </style:style>
    <style:style style:name="T19" style:family="text">
      <style:text-properties fo:color="#ff3300" fo:background-color="#ffffff" loext:char-shading-value="0"/>
    </style:style>
    <style:style style:name="T20" style:family="text">
      <style:text-properties officeooo:rsid="0019a5a4"/>
    </style:style>
    <style:style style:name="T21" style:family="text">
      <style:text-properties officeooo:rsid="001afd75"/>
    </style:style>
    <style:style style:name="T22" style:family="text">
      <style:text-properties officeooo:rsid="001afff4"/>
    </style:style>
    <style:style style:name="T23" style:family="text">
      <style:text-properties fo:color="#000000"/>
    </style:style>
    <style:style style:name="T24" style:family="text">
      <style:text-properties fo:color="#000000" officeooo:rsid="000f88a4"/>
    </style:style>
    <style:style style:name="T25" style:family="text">
      <style:text-properties fo:color="#000000" officeooo:rsid="0019a5a4" fo:background-color="#ffffff" loext:char-shading-value="0"/>
    </style:style>
    <style:style style:name="T26" style:family="text">
      <style:text-properties fo:color="#000000" officeooo:rsid="001029e0" fo:background-color="#ffffff" loext:char-shading-value="0"/>
    </style:style>
    <style:style style:name="T27" style:family="text">
      <style:text-properties fo:color="#000000" officeooo:rsid="001029e0"/>
    </style:style>
    <style:style style:name="T28" style:family="text">
      <style:text-properties style:font-name="Liberation Serif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T29" style:family="text">
      <style:text-properties style:font-name="Liberation Serif" fo:font-size="12pt" fo:font-weight="bold" fo:background-color="#ffffff" loext:char-shading-value="0" style:font-name-asian="Droid Sans Fallback" style:font-size-asian="12pt" style:font-weight-asian="bold" style:font-name-complex="FreeSans" style:font-size-complex="12pt" style:font-weight-complex="bold"/>
    </style:style>
    <style:style style:name="T30" style:family="text">
      <style:text-properties fo:background-color="#ffffff" loext:char-shading-value="0"/>
    </style:style>
    <style:style style:name="T31" style:family="text">
      <style:text-properties officeooo:rsid="001837c9" fo:background-color="#ffffff" loext:char-shading-value="0"/>
    </style:style>
    <style:style style:name="T32" style:family="text">
      <style:text-properties officeooo:rsid="0011b260" fo:background-color="#ffffff" loext:char-shading-value="0"/>
    </style:style>
    <style:style style:name="T33" style:family="text">
      <style:text-properties officeooo:rsid="0019a5a4" fo:background-color="#ffffff" loext:char-shading-value="0"/>
    </style:style>
    <style:style style:name="T34" style:family="text">
      <style:text-properties officeooo:rsid="001c8d0c" fo:background-color="#ffffff" loext:char-shading-value="0"/>
    </style:style>
    <style:style style:name="T35" style:family="text">
      <style:text-properties officeooo:rsid="000b0d77" fo:background-color="#ffffff" loext:char-shading-value="0"/>
    </style:style>
    <style:style style:name="T36" style:family="text">
      <style:text-properties officeooo:rsid="0007ac9b" fo:background-color="#ffffff" loext:char-shading-value="0"/>
    </style:style>
    <style:style style:name="T37" style:family="text">
      <style:text-properties officeooo:rsid="001afd75" fo:background-color="#ffffff" loext:char-shading-value="0"/>
    </style:style>
    <style:style style:name="T38" style:family="text">
      <style:text-properties officeooo:rsid="001afff4" fo:background-color="#ffffff" loext:char-shading-value="0"/>
    </style:style>
    <style:style style:name="T39" style:family="text">
      <style:text-properties officeooo:rsid="001f56dd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#ffffff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2">Corrective Actions:</text:h>
      <text:p text:style-name="P6">These actions correspond to the sections reported in the Volunteer Exception Report. <text:s/><text:span text:style-name="T10">They are documented at the beginning to facilitate on-line access. <text:s/>The sections will only appear on the report if there are any MCIDs that qualify.</text:span></text:p>
      <text:h text:style-name="P18" text:outline-level="4">There are<text:span text:style-name="T28"> </text:span><text:span text:style-name="T29">___</text:span> volunteer MCIDs with NO reported volunteer time in the expiration period.</text:h>
      <text:p text:style-name="P6">This section of the report should <text:span text:style-name="T8">be </text:span>printed out and provided to the Center Operations Committee (COPS) to review and approve reclassification of any/all of MCIDs listed to a non-volunteer status. <text:s/></text:p>
      <text:p text:style-name="P6">Reclassification <text:span text:style-name="T8">steps must be performed by an administrative user and </text:span>consists of <office:annotation office:name="__Annotation__160_12724341"><dc:creator>Unknown Author</dc:creator><dc:date>2015-06-10T20:41:33</dc:date><text:list text:style-name=""><text:list-item><text:p text:style-name="P24"><text:span text:style-name="T40">Not sure what this is.</text:span></text:p></text:list-item></text:list></office:annotation>adding 'Inactive' to the <text:span text:style-name="T8">mailing lists </text:span>of the MCID record <office:annotation-end office:name="__Annotation__160_12724341"/>then changing the Member Status and Member Type fields of the supporter record to a member or donor designation. <text:s/><text:span text:style-name="T39">Other mailing lists selected should be left for future reference.</text:span></text:p>
      <text:h text:style-name="P18" text:outline-level="4">There are <text:span text:style-name="T30">___</text:span> non-volunteer MCIDs that HAVE reported volunteer time during the expiration per<text:span text:style-name="T12">i</text:span>od.</text:h>
      <text:p text:style-name="P6">All MCIDs <text:span text:style-name="T30">list</text:span><text:span text:style-name="T31">ed</text:span> in this section of the report should be <text:span text:style-name="T31">reclassified</text:span> as a volunteer by changing the Member Status and Member Type fields of the supporter record to a volunteer designation.</text:p>
      <text:h text:style-name="P19" text:outline-level="4">There are <text:span text:style-name="T30">___</text:span> volunteer MCIDs <text:span text:style-name="T17">that are </text:span>marked as 'Inactive'.</text:h>
      <text:p text:style-name="P8">The MCIDs listed need to be reviewed and <text:span text:style-name="T8">an administrative user must </text:span>either <office:annotation office:name="__Annotation__163_12724341"><dc:creator>Unknown Author</dc:creator><dc:date>2015-06-10T20:43:49</dc:date><text:list text:continue-numbering="true" text:style-name=""><text:list-item><text:p text:style-name="P24"><text:span text:style-name="T40">Not sure what this is.</text:span></text:p></text:list-item></text:list></office:annotation><text:span text:style-name="T8">remove </text:span>the 'Inactive' flag from the Lists of the volunteer<office:annotation-end office:name="__Annotation__163_12724341"/> OR <text:span text:style-name="T32">chang</text:span><text:span text:style-name="T33">e</text:span><text:span text:style-name="T7"> the Member Status and Member Type fields of the supporter record to a </text:span><text:span text:style-name="T32">member or donor</text:span><text:span text:style-name="T13"> </text:span><text:span text:style-name="T7">designation.</text:span></text:p>
      <text:h text:style-name="P18" text:outline-level="4">There are <text:span text:style-name="T30">___</text:span> volunteer MCIDs that are not on ANY <office:annotation office:name="__Annotation__166_12724341"><dc:creator>Unknown Author</dc:creator><dc:date>2015-06-10T20:48:29</dc:date><text:list text:continue-numbering="true" text:style-name=""><text:list-item><text:p text:style-name="P24"><text:span text:style-name="T40">In the first section this is referred to as “mailing list” and in paragraph above this one it is referred to as “the Lists” – which term to use? See text in RED.</text:span></text:p></text:list-item></text:list></office:annotation><text:span text:style-name="T28">email list</text:span><office:annotation-end office:name="__Annotation__166_12724341"/>.</text:h>
      <text:p text:style-name="P7">Any <text:span text:style-name="T30">MCID</text:span> listed in <text:span text:style-name="T30">th</text:span><text:span text:style-name="T31">is</text:span> section should be assumed to <text:span text:style-name="T10">have </text:span>withdraw<text:span text:style-name="T10">n</text:span> from being a volunteer. <text:s/>These MCIDs should be reclassified <text:span text:style-name="T7">by changing the Member Status and Member Type fields of the supporter record to a member or donor designation.</text:span></text:p>
      <text:h text:style-name="P21" text:outline-level="2">Inactive Volunteer<text:span text:style-name="T2">s Facility</text:span></text:h>
      <text:h text:style-name="P23" text:outline-level="3">Back<text:span text:style-name="T9">g</text:span>round</text:h>
      <text:p text:style-name="P1"><text:span text:style-name="T33">Volunteers are t</text:span><text:span text:style-name="T30">he backbone of the work force.</text:span> <text:s/>A huge amount of time and effort is put into recruitment, training and mentoring those who donate their time to the organization.</text:p>
      <text:p text:style-name="P1"/>
      <text:p text:style-name="P1">As part of the administrative process, each volunteer is asked to report the amount of time they contribute. <text:s/>This allows tracking and reporting of the work effort required to operate the facility.</text:p>
      <text:p text:style-name="P1"/>
      <text:p text:style-name="P1">Data entry of the time served for each volunteer is entered into the membership database. <text:s/>The entry of individual time records include<text:span text:style-name="T14">s</text:span> the volunteer who served, the date, category <text:span text:style-name="T4">and length </text:span>of service provided, as well as any mileage <text:span text:style-name="T4">incurred</text:span>. <text:s/>Various informative reports are available to provide operational insight <text:span text:style-name="T33">in</text:span><text:span text:style-name="T30">to</text:span> the amount and types of volunteer support provided.</text:p>
      <text:p text:style-name="P1"/>
      <text:p text:style-name="P5"><text:span text:style-name="T24">Currently all volunteers are required to be members and, as such, are entered </text:span><text:span text:style-name="T25">into</text:span><text:span text:style-name="T24"> the membership database. <text:s/>When appropriate training has been undertaken the supporter will begin to serve in a volunteer capacity and report their service time for entry </text:span>into<text:span text:style-name="T24"> the volunteer database. <text:s/></text:span><text:span text:style-name="T27">A member is re-classified as a 'volunteer' when service time starts to be logged. <text:s/>At that time, the volunteer is also registered on one or more </text:span><office:annotation office:name="__Annotation__175_12724341"><dc:creator>Unknown Author</dc:creator><dc:date>2015-06-10T21:08:20</dc:date><text:list text:continue-numbering="true" text:style-name=""><text:list-item><text:p text:style-name="P24"><text:span text:style-name="T40">Ref. Comment above.</text:span></text:p></text:list-item></text:list></office:annotation><text:span text:style-name="T26">email lists.</text:span><office:annotation-end office:name="__Annotation__175_12724341"/></text:p>
      <text:p text:style-name="P2"/>
      <text:p text:style-name="P3">Information <text:span text:style-name="T33">is</text:span><text:span text:style-name="T20"> </text:span>made available to volunteers via email. <text:s/>Notices are sent to the various <text:span text:style-name="T30">email lists</text:span> depending on need. <text:s/>In addition, a distribution of the volunteer newsletter is made to all volunteers, usually on a monthly <text:soft-page-break/>basis.</text:p>
      <text:p text:style-name="P3"><text:s/></text:p>
      <text:p text:style-name="P3">When a supporter no longer <text:span text:style-name="T30">want</text:span><text:span text:style-name="T34">s</text:span> to contribute volunteer service time, their membership record should be appropriately updated to remove them from volunteer <text:span text:style-name="T33">status</text:span>.</text:p>
      <text:p text:style-name="P2"/>
      <text:h text:style-name="P23" text:outline-level="3">Implementation</text:h>
      <text:p text:style-name="P4">The <text:span text:style-name="T4">ability to remove a volunteer from the roster </text:span>is implemented by:</text:p>
      <text:p text:style-name="P4"/>
      <text:list xml:id="list5827501742351309996" text:style-name="L7">
        <text:list-item>
          <text:p text:style-name="P20"><text:span text:style-name="T3">providing a system defined</text:span> 'special' <text:span text:style-name="T35">mailing list</text:span> named 'Inactive' <text:span text:style-name="T33">that</text:span><text:span text:style-name="T14"> </text:span><text:span text:style-name="T33">is</text:span><text:span text:style-name="T14"> </text:span><text:span text:style-name="T20">visible only to administrative users of the </text:span><office:annotation office:name="__Annotation__176_12724341"><dc:creator>Unknown Author</dc:creator><dc:date>2015-06-10T21:11:37</dc:date><text:list text:style-name=""><text:list-item><text:p text:style-name="P24"><text:span text:style-name="T40">This is another term that is variously stated—this one being the longest.</text:span></text:p></text:list-item></text:list></office:annotation><text:span text:style-name="T20">membership system volunteer interface</text:span><office:annotation-end office:name="__Annotation__176_12724341"/><text:span text:style-name="T20">.</text:span> </text:p>
        </text:list-item>
        <text:list-item>
          <text:p text:style-name="P20"><text:span text:style-name="T1">update the supporter's </text:span><text:span text:style-name="T36">email lists</text:span><text:span text:style-name="T18"> </text:span><text:span text:style-name="T1">to </text:span>add the <text:span text:style-name="T30">mailing list</text:span> 'Inactive' (thus identifying the supporter as a prior volunteer), </text:p>
        </text:list-item>
        <text:list-item>
          <text:p text:style-name="P20">reclassify the supporter as a 'non-volunteer' – <text:span text:style-name="T33">i.e., as</text:span><text:span text:style-name="T14"> </text:span>a member or donor.</text:p>
        </text:list-item>
      </text:list>
      <text:p text:style-name="P9"/>
      <text:p text:style-name="P12">Doing these steps <text:span text:style-name="T33">will</text:span>: 1. <text:span text:style-name="T30">remove</text:span> <text:span text:style-name="T1">inactive supporters </text:span>from the <text:span text:style-name="T30">volunteer roster</text:span> <text:span text:style-name="T5">(they will no longer receive email notices or newsletters)</text:span> <text:span text:style-name="T1">and</text:span>, 2. identify those <text:span text:style-name="T37">supporters</text:span><text:span text:style-name="T21"> </text:span>that<text:span text:style-name="T30"> </text:span><text:span text:style-name="T37">had once</text:span><text:span text:style-name="T30"> </text:span>trained and served as volunteers in case<text:span text:style-name="T11">,</text:span><text:span text:style-name="T30"> for example, </text:span>extra, trained, qualified volunteers <text:span text:style-name="T37">were needed</text:span><text:span text:style-name="T15"> </text:span>in an emergency.</text:p>
      <text:p text:style-name="P10"/>
      <text:p text:style-name="P13">For admin users, a link on the 'Send Mail' page is provided to allow sending of an email message to all supporters that have been designated as 'Inactive' regardless of their member status.</text:p>
      <text:p text:style-name="P11"/>
      <text:h text:style-name="P23" text:outline-level="3">Identification of Inactive Volunteers</text:h>
      <text:p text:style-name="P14">The primary source of information that could be used to assess the candidacy of a volunteer to be classified as inactive is the 'Volunteer Exception Report'. <text:s/><text:span text:style-name="T37">Volunteers</text:span> that <text:span text:style-name="T37">have</text:span> not reported service time within the <office:annotation office:name="__Annotation__187_12724341"><dc:creator>Unknown Author</dc:creator><dc:date>2015-06-10T21:22:46</dc:date><text:list text:continue-numbering="true" text:style-name=""><text:list-item><text:p text:style-name="P24"><text:span text:style-name="T40">In the section headers this is called “expiration period”</text:span></text:p></text:list-item></text:list></office:annotation>reporting period<office:annotation-end office:name="__Annotation__187_12724341"/> (now set at 60 days) are listed. <text:s/><text:span text:style-name="T6">Additionally, volunteer</text:span><text:span text:style-name="T34">s</text:span><text:span text:style-name="T6"> that have been marked as 'Inactive' but still have a member status of 'volunteer' are listed.</text:span> <text:s/></text:p>
      <text:p text:style-name="P14"/>
      <text:p text:style-name="P14"><text:span text:style-name="T37">All</text:span><text:span text:style-name="T21"> sections of the </text:span><text:span text:style-name="T37">Volunteer</text:span><text:span text:style-name="T21"> Exception Report</text:span> should be previewed and assessed by Center management staff <text:span text:style-name="T6">periodically </text:span>and those that are <text:span text:style-name="T6">confirmed as inactive </text:span>should have their supporter records updated as previously outlined.</text:p>
      <text:p text:style-name="P15"/>
      <text:p text:style-name="P16">It is <text:span text:style-name="T11">a</text:span> volunteer admin function to modify a supporter's record to set the volunteer to 'Inactive'. <text:s/>At the same time, the supporter record should be updated to indicate that the supporter is now a 'member' or a 'donor'. <text:s/>The inactive setting on a volunteer record will prevent the volunteer <text:span text:style-name="T37">from</text:span> having any service time entered for them<text:span text:style-name="T16">.</text:span></text:p>
      <text:p text:style-name="P14"/>
      <text:p text:style-name="P15">In addition, those reporting volunteer time that are not classified as volunteers are also listed<text:span text:style-name="T11">.</text:span></text:p>
      <text:p text:style-name="P15"/>
      <text:h text:style-name="P23" text:outline-level="3">Inactive Volunteer Listing</text:h>
      <text:p text:style-name="P17">In the case that there is ever a need, there is the ability to identify and send an email message to all former volunteers. <text:s/>This facility is embedded in the regular 'Send Email' function of the <text:span text:style-name="T30">volunteer system</text:span><text:span text:style-name="T19"> </text:span>but is only available to system users that are registered as administrative users.</text:p>
      <text:p text:style-name="P17"/>
      <text:p text:style-name="P17">While it might not be immediately obvious, the need for such a facility might arise in the event of a shortage of qualified, trained volunteers to assist with <text:span text:style-name="T38">an</text:span><text:span text:style-name="T22"> </text:span>extraordinary or emergency situation. <text:s/>It is assumed that all supporters that have provided volunteer effort in the past will still have the knowledge and skills that could be used in adverse situation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e Klinzman</meta:initial-creator>
    <meta:creation-date>2010-04-13T12:05:18</meta:creation-date>
    <dc:date>2015-06-11T16:15:56.243922634</dc:date>
    <meta:editing-duration>PT3H1M6S</meta:editing-duration>
    <meta:editing-cycles>15</meta:editing-cycles>
    <meta:generator>LibreOffice/4.4.2.2$Linux_X86_64 LibreOffice_project/40m0$Build-2</meta:generator>
    <dc:creator>Dave Klinzman</dc:creator>
    <meta:document-statistic meta:table-count="0" meta:image-count="0" meta:object-count="0" meta:page-count="2" meta:paragraph-count="35" meta:word-count="978" meta:character-count="6086" meta:non-whitespace-character-count="5118"/>
  </office:meta>
</office:document-meta>
</file>